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myak Devanagari1" svg:font-family="'Samyak Devanagari'"/>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f0ff6" officeooo:paragraph-rsid="001f0ff6" style:font-weight-asian="bold" style:font-weight-complex="bold"/>
    </style:style>
    <style:style style:name="P2" style:family="paragraph" style:parent-style-name="Standard">
      <style:paragraph-properties fo:text-align="center" style:justify-single-word="false"/>
      <style:text-properties fo:font-weight="normal" officeooo:rsid="001f0ff6" officeooo:paragraph-rsid="001f0ff6" style:font-weight-asian="normal" style:font-weight-complex="normal"/>
    </style:style>
    <style:style style:name="P3" style:family="paragraph" style:parent-style-name="Standard" style:list-style-name="L1">
      <style:paragraph-properties fo:text-align="start" style:justify-single-word="false"/>
      <style:text-properties fo:font-weight="normal" officeooo:rsid="001f0ff6" officeooo:paragraph-rsid="001f0ff6" style:font-weight-asian="normal" style:font-weight-complex="normal"/>
    </style:style>
    <style:style style:name="P4" style:family="paragraph" style:parent-style-name="Standard">
      <style:paragraph-properties fo:text-align="start" style:justify-single-word="false"/>
      <style:text-properties fo:font-weight="normal" officeooo:rsid="001f0ff6" officeooo:paragraph-rsid="001f0ff6"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20b451" officeooo:paragraph-rsid="0020b451" style:font-weight-asian="normal" style:font-weight-complex="normal"/>
    </style:style>
    <style:style style:name="P6" style:family="paragraph" style:parent-style-name="Standard">
      <style:paragraph-properties fo:text-align="start" style:justify-single-word="false"/>
      <style:text-properties fo:font-weight="normal" officeooo:rsid="0020b451" officeooo:paragraph-rsid="0020b451"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243c63" officeooo:paragraph-rsid="00243c63" style:font-weight-asian="normal" style:font-weight-complex="normal"/>
    </style:style>
    <style:style style:name="T1" style:family="text">
      <style:text-properties officeooo:rsid="002243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force Readme</text:p>
      <text:p text:style-name="P2"/>
      <text:list xml:id="list5208787772852256673" text:style-name="L1">
        <text:list-item>
          <text:p text:style-name="P3">gravforce uses two data input files. One specifies the initial position and velocity of one particle, the other does the same for the second. Without this file the program will not run.</text:p>
        </text:list-item>
      </text:list>
      <text:p text:style-name="P4"/>
      <text:list xml:id="list153152710502019" text:continue-numbering="true" text:style-name="L1">
        <text:list-item>
          <text:p text:style-name="P5">Each data file contains a set of numerical values. These are arranged to give first the <text:span text:style-name="T1">mass, </text:span>position, then the velocity. <text:span text:style-name="T1">The latter two</text:span> are in cartesian coordinates.</text:p>
        </text:list-item>
      </text:list>
      <text:p text:style-name="P6"/>
      <text:list xml:id="list153154273332548" text:continue-numbering="true" text:style-name="L1">
        <text:list-item>
          <text:p text:style-name="P7">Number of loops is set to 1000, and timestep to 0.01. Both are clearly labelled in the code and thus are easy to chan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myak Devanagari1" svg:font-family="'Samyak Devanagari'"/>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Samyak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Samyak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Samyak Devanagari" style:font-family-complex="'Samyak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Samyak Devanagari1" style:font-family-complex="'Samyak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myak Devanagari1" style:font-family-complex="'Samyak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myak Devanagari1" style:font-family-complex="'Samyak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lements</meta:initial-creator>
    <meta:creation-date>2016-02-02T14:43:41.146781180</meta:creation-date>
    <dc:date>2016-02-02T15:31:51.015830221</dc:date>
    <dc:creator>Alex Clements</dc:creator>
    <meta:editing-duration>PT48M8S</meta:editing-duration>
    <meta:editing-cycles>5</meta:editing-cycles>
    <meta:generator>LibreOffice/4.3.7.2$Linux_X86_64 LibreOffice_project/430$Build-2</meta:generator>
    <meta:document-statistic meta:table-count="0" meta:image-count="0" meta:object-count="0" meta:page-count="1" meta:paragraph-count="4" meta:word-count="89" meta:character-count="491" meta:non-whitespace-character-count="409"/>
  </office:meta>
</office:document-meta>
</file>